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start"/>
      <style:text-properties fo:font-size="16pt" style:font-size-asian="18pt" style:font-size-complex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-0.652cm" svg:x1="18.6cm" svg:y1="11.137cm" svg:x2="25.645cm" svg:y2="9.6cm" draw:start-shape="id1" draw:start-glue-point="1" draw:end-shape="id2" draw:end-glue-point="0" svg:d="m18600 11137c1641 0 1367-1019 2718-1591s4327-697 4327 54">
          <text:p/>
        </draw:connector>
        <draw:connector draw:style-name="gr2" draw:text-style-name="P2" draw:layer="layout" draw:type="curve" svg:x1="65cm" svg:y1="9.762cm" svg:x2="69.921cm" svg:y2="10.975cm" draw:start-shape="id3" draw:start-glue-point="1" draw:end-shape="id4" draw:end-glue-point="2" svg:d="m65000 9762c1857 0 1547 857 2313 1348s2608 616 2608-135">
          <text:p/>
        </draw:connector>
        <draw:connector draw:style-name="gr2" draw:text-style-name="P2" draw:layer="layout" draw:type="curve" draw:line-skew="-3.508cm -0.912cm" svg:x1="59.5cm" svg:y1="9.84cm" svg:x2="69.921cm" svg:y2="9.375cm" draw:start-shape="id5" draw:start-glue-point="1" draw:end-shape="id4" draw:end-glue-point="0" svg:d="m59500 9840c720 0 600-939 3025-1585s7396-999 7396 1120">
          <text:p/>
        </draw:connector>
        <draw:connector draw:style-name="gr2" draw:text-style-name="P2" draw:layer="layout" draw:type="curve" draw:line-skew="-3.668cm" svg:x1="4.039cm" svg:y1="10.461cm" svg:x2="15.054cm" svg:y2="9.378cm" draw:start-shape="id6" draw:start-glue-point="1" draw:end-shape="id7" draw:end-glue-point="0" svg:d="m4039 10461c94 0 78-792 2808-1251s8207-583 8207 168">
          <text:p/>
        </draw:connector>
        <draw:connector draw:style-name="gr2" draw:text-style-name="P2" draw:layer="layout" draw:type="curve" draw:line-skew="-5.149cm -2.675cm" svg:x1="9.5cm" svg:y1="10.439cm" svg:x2="25.591cm" svg:y2="9.6cm" draw:start-shape="id8" draw:start-glue-point="1" draw:end-shape="id9" draw:end-glue-point="0" svg:d="m9500 10439c1720 0 1433-2008 5026-3409s11065-2194 11065 2570">
          <text:p/>
        </draw:connector>
        <draw:connector draw:style-name="gr2" draw:text-style-name="P2" draw:layer="layout" draw:type="curve" draw:line-skew="-10.584cm -2.666cm" svg:x1="39.6cm" svg:y1="8.962cm" svg:x2="62.93cm" svg:y2="9.3cm" draw:start-shape="id10" draw:start-glue-point="1" draw:end-shape="id11" draw:end-glue-point="0" svg:d="m39600 8962c70 0 58-1415 5873-2518s17457-1894 17457 2856">
          <text:p/>
        </draw:connector>
        <draw:connector draw:style-name="gr1" draw:text-style-name="P2" draw:layer="layout" draw:type="curve" svg:x1="29.191cm" svg:y1="11.459cm" svg:x2="52.069cm" svg:y2="10.322cm" draw:start-shape="id12" draw:start-glue-point="1" draw:end-shape="id13" draw:end-glue-point="2" svg:d="m29191 11459c15252 0 22878-379 22878-1137">
          <text:p/>
        </draw:connector>
        <draw:connector draw:style-name="gr2" draw:text-style-name="P2" draw:layer="layout" draw:type="curve" draw:line-skew="-6.307cm 0.659cm" svg:x1="54.139cm" svg:y1="9.862cm" svg:x2="69.988cm" svg:y2="11cm" draw:start-shape="id14" draw:start-glue-point="1" draw:end-shape="id15" draw:end-glue-point="2" svg:d="m54139 9862c541 0 451 1149 4278 1869s11571 1009 11571-731">
          <text:p/>
        </draw:connector>
        <draw:connector draw:style-name="gr2" draw:text-style-name="P2" draw:layer="layout" draw:type="curve" svg:x1="4.039cm" svg:y1="10.461cm" svg:x2="5.994cm" svg:y2="10.439cm" draw:start-shape="id6" draw:start-glue-point="1" draw:end-shape="id8" draw:end-glue-point="3" svg:d="m4039 10461c1467 0 490-22 1955-22">
          <text:p/>
        </draw:connector>
        <draw:frame draw:style-name="gr3" draw:text-style-name="P1" draw:layer="layout" svg:width="6.302cm" svg:height="2.072cm" svg:x="11.699cm" svg:y="1.215cm">
          <draw:text-box>
            <text:p text:style-name="P1"><text:span text:style-name="T1">daisy2epub</text:span></text:p>
            <text:p text:style-name="P1"><text:span text:style-name="T2">(DAISY 2.02 to ePub3)</text:span></text:p>
          </draw:text-box>
        </draw:frame>
        <draw:connector draw:style-name="gr1" draw:text-style-name="P1" draw:layer="layout" draw:type="curve" draw:line-skew="-15.333cm -2.653cm" svg:x1="18.6cm" svg:y1="11.137cm" svg:x2="52.069cm" svg:y2="9.4cm" draw:start-shape="id1" draw:start-glue-point="1" draw:end-shape="id13" draw:end-glue-point="0" svg:d="m18600 11137c550 0 458-2446 8688-4063s24781-2405 24781 2326">
          <text:p/>
        </draw:connector>
        <draw:connector draw:style-name="gr1" draw:text-style-name="P2" draw:layer="layout" draw:type="curve" draw:line-skew="-4.433cm 1.619cm" svg:x1="39.6cm" svg:y1="10.337cm" svg:x2="52.069cm" svg:y2="10.322cm" draw:start-shape="id16" draw:start-glue-point="1" draw:end-shape="id13" draw:end-glue-point="2" svg:d="m39600 10337c1150 0 958 1053 3788 1844s8681 1321 8681-1859">
          <text:p/>
        </draw:connector>
        <draw:connector draw:style-name="gr2" draw:text-style-name="P1" draw:layer="layout" draw:type="curve" draw:line-skew="-6.638cm -1.19cm" svg:x1="29.197cm" svg:y1="11.037cm" svg:x2="45.9cm" svg:y2="8.847cm" draw:start-shape="id17" draw:start-glue-point="1" draw:end-shape="id18" draw:end-glue-point="0" svg:d="m29197 11037c694 0 578-1941 4580-3122s12123-1604 12123 932">
          <text:p/>
        </draw:connector>
        <draw:custom-shape draw:style-name="gr4" draw:text-style-name="P1" draw:id="id24" draw:layer="layout" svg:width="0.5cm" svg:height="1cm" svg:x="73cm" svg:y="12.2cm">
          <text:p text:style-name="P1"/>
          <text:p text:style-name="P1"/>
          <text:p text:style-name="P1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23" draw:layer="layout" svg:width="0.5cm" svg:height="1cm" svg:x="20cm" svg:y="18.3cm">
          <text:p text:style-name="P1"/>
          <text:p text:style-name="P1"/>
          <text:p text:style-name="P1"><text:span text:style-name="T3">navigation.xhtml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9" draw:layer="layout" svg:width="0.5cm" svg:height="1cm" svg:x="2.3cm" svg:y="2cm">
          <text:p text:style-name="P1"/>
          <text:p text:style-name="P1"/>
          <text:p text:style-name="P1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20">
          <draw:custom-shape draw:style-name="gr5" draw:text-style-name="P1" draw:layer="layout" svg:width="0.5cm" svg:height="1cm" svg:x="39.9cm" svg:y="15.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9.5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40cm" svg:y="15.7cm">
            <text:p text:style-name="P1"/>
            <text:p text:style-name="P1"/>
            <text:p text:style-name="P1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2">
          <draw:custom-shape draw:style-name="gr5" draw:text-style-name="P1" draw:layer="layout" svg:width="0.5cm" svg:height="1cm" svg:x="30cm" svg:y="16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9.6cm" svg:y="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0.1cm" svg:y="17.1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1">
          <draw:custom-shape draw:style-name="gr5" draw:text-style-name="P1" draw:layer="layout" svg:width="0.5cm" svg:height="1cm" svg:x="35.9cm" svg:y="1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5.5cm" svg:y="1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6cm" svg:y="1.4cm">
            <text:p text:style-name="P1"/>
            <text:p text:style-name="P1"/>
            <text:p text:style-name="P1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3">
          <draw:custom-shape draw:style-name="gr5" draw:text-style-name="P1" draw:layer="layout" svg:width="0.5cm" svg:height="1cm" svg:x="25.4cm" svg:y="2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5cm" svg:y="2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5.5cm" svg:y="2.4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6" draw:text-style-name="P1" draw:layer="layout" draw:type="line" svg:x1="2.55cm" svg:y1="3cm" svg:x2="2.519cm" svg:y2="10cm" draw:start-shape="id19" draw:start-glue-point="7" draw:end-shape="id6" svg:d="m2550 3000-31 7000">
          <text:p/>
        </draw:connector>
        <draw:custom-shape draw:style-name="gr7" draw:text-style-name="P3" draw:id="id21" draw:layer="layout" svg:width="3.5cm" svg:height="0.922cm" svg:x="85.5cm" svg:y="9.078cm">
          <text:p text:style-name="P1"><text:span text:style-name="T4">contain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0.5cm" svg:y1="16.05cm" svg:x2="87.25cm" svg:y2="10cm" draw:start-shape="id20" draw:start-glue-point="1" draw:end-shape="id21" draw:end-glue-point="2" svg:d="m40500 16050c31167 0 46750-2016 46750-6050">
          <text:p/>
        </draw:connector>
        <draw:connector draw:style-name="gr8" draw:text-style-name="P1" draw:layer="layout" draw:type="curve" svg:x1="30.6cm" svg:y1="17.45cm" svg:x2="87.25cm" svg:y2="10cm" draw:start-shape="id22" draw:start-glue-point="1" draw:end-shape="id21" draw:end-glue-point="2" svg:d="m30600 17450c37767 0 56650-2483 56650-7450">
          <text:p/>
        </draw:connector>
        <draw:connector draw:style-name="gr8" draw:text-style-name="P1" draw:layer="layout" draw:type="curve" svg:x1="20.5cm" svg:y1="18.8cm" svg:x2="87.25cm" svg:y2="10cm" draw:start-shape="id23" draw:start-glue-point="8" draw:end-shape="id21" draw:end-glue-point="2" svg:d="m20500 18800c44500 0 66750-2933 66750-8800">
          <text:p/>
        </draw:connector>
        <draw:connector draw:style-name="gr8" draw:text-style-name="P1" draw:layer="layout" draw:type="curve" svg:x1="73.5cm" svg:y1="12.7cm" svg:x2="87.25cm" svg:y2="10cm" draw:start-shape="id24" draw:start-glue-point="8" draw:end-shape="id21" draw:end-glue-point="2" svg:d="m73500 12700c9167 0 13750-900 13750-2700">
          <text:p/>
        </draw:connector>
        <draw:custom-shape draw:style-name="gr4" draw:text-style-name="P1" draw:id="id41" draw:layer="layout" svg:width="0.5cm" svg:height="1cm" svg:x="95cm" svg:y="18cm">
          <text:p text:style-name="P1"/>
          <text:p text:style-name="P1"/>
          <text:p text:style-name="P1"><text:span text:style-name="T3">book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draw:type="curve" draw:line-skew="0cm 0.025cm" svg:x1="39.606cm" svg:y1="9.915cm" svg:x2="45.9cm" svg:y2="10.472cm" draw:start-shape="id25" draw:start-glue-point="1" draw:end-shape="id18" draw:end-glue-point="2" svg:d="m39606 9915c2845 0 2371 542 3233 878s3061 468 3061-321">
          <text:p/>
        </draw:connector>
        <draw:g draw:id="id37">
          <draw:custom-shape draw:style-name="gr5" draw:text-style-name="P1" draw:layer="layout" svg:width="0.5cm" svg:height="1cm" svg:x="45.9cm" svg:y="1.1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45.5cm" svg:y="1.3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46cm" svg:y="1.4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*.mp3, *.jpg</text:span></text:p>
            <text:p text:style-name="P1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curve" draw:line-skew="-2.779cm" svg:x1="48.391cm" svg:y1="9.609cm" svg:x2="57.43cm" svg:y2="9.378cm" draw:start-shape="id26" draw:start-glue-point="1" draw:end-shape="id27" draw:end-glue-point="0" svg:d="m48391 9609c1059 0 882-366 2877-612s6162-370 6162 381">
          <text:p/>
        </draw:connector>
        <draw:g draw:id="id28">
          <draw:custom-shape draw:style-name="gr5" draw:text-style-name="P1" draw:layer="layout" svg:width="0.5cm" svg:height="1cm" svg:x="49.4cm" svg:y="13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49cm" svg:y="14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49.5cm" svg:y="14.2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>*.mp3, *.jpg, 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8" draw:text-style-name="P1" draw:layer="layout" draw:type="curve" svg:x1="50cm" svg:y1="14.55cm" svg:x2="87.25cm" svg:y2="10cm" draw:start-shape="id28" draw:start-glue-point="1" draw:end-shape="id21" draw:end-glue-point="2" svg:d="m50000 14550c24834 0 37250-1516 37250-4550">
          <text:p/>
        </draw:connector>
        <draw:connector draw:style-name="gr9" draw:text-style-name="P1" draw:layer="layout" draw:type="curve" draw:line-skew="-12.303cm -2.39cm" svg:x1="18.606cm" svg:y1="10.715cm" svg:x2="45.9cm" svg:y2="8.847cm" draw:start-shape="id29" draw:start-glue-point="1" draw:end-shape="id18" draw:end-glue-point="0" svg:d="m18606 10715c141 0 117-2380 6905-3931s20389-2273 20389 2063">
          <text:p/>
        </draw:connector>
        <draw:connector draw:style-name="gr10" draw:text-style-name="P1" draw:layer="layout" draw:type="curve" svg:x1="39.609cm" svg:y1="9.462cm" svg:x2="40cm" svg:y2="15.4cm" draw:start-shape="id30" draw:start-glue-point="1" draw:end-shape="id20" draw:end-glue-point="0" svg:d="m39609 9462c751 0 626 1576 536 2015s-145-257-145 3923">
          <text:p/>
        </draw:connector>
        <draw:connector draw:style-name="gr6" draw:text-style-name="P1" draw:layer="layout" draw:type="curve" svg:x1="36cm" svg:y1="2.4cm" svg:x2="36.054cm" svg:y2="8.578cm" draw:start-shape="id31" draw:start-glue-point="2" draw:end-shape="id32" svg:d="m36000 2400c0 4963 54 1875 54 6178">
          <text:p/>
        </draw:connector>
        <draw:connector draw:style-name="gr6" draw:text-style-name="P1" draw:layer="layout" draw:type="line" svg:x1="25.5cm" svg:y1="3.4cm" svg:x2="25.645cm" svg:y2="9.6cm" draw:start-shape="id33" draw:start-glue-point="2" draw:end-shape="id2" draw:end-glue-point="0" svg:d="m25500 3400 145 6200">
          <text:p/>
        </draw:connector>
        <draw:g draw:id="id6">
          <draw:custom-shape draw:style-name="gr7" draw:text-style-name="P3" draw:layer="layout" svg:width="2.9cm" svg:height="0.922cm" svg:x="1cm" svg:y="10cm">
            <text:p text:style-name="P4"><text:span text:style-name="T4">ncc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539cm" svg:height="0.725cm" svg:x="2.5cm" svg:y="10.082cm">
            <draw:text-box>
              <text:p><text:span text:style-name="T5">result</text:span></text:p>
            </draw:text-box>
          </draw:frame>
        </draw:g>
        <draw:g draw:id="id8">
          <draw:custom-shape draw:style-name="gr7" draw:text-style-name="P6" draw:layer="layout" svg:width="3.4cm" svg:height="0.922cm" svg:x="5.994cm" svg:y="9.978cm">
            <text:p text:style-name="P4"><text:span text:style-name="T4">flow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1" draw:text-style-name="P5" draw:layer="layout" svg:width="2.106cm" svg:height="0.725cm" svg:x="7.394cm" svg:y="10.06cm">
            <draw:text-box>
              <text:p><text:span text:style-name="T5">manifest</text:span></text:p>
            </draw:text-box>
          </draw:frame>
        </draw:g>
        <draw:g draw:id="id2">
          <draw:custom-shape draw:style-name="gr7" draw:text-style-name="P6" draw:id="id9" draw:layer="layout" svg:width="7cm" svg:height="2.6cm" svg:x="22.091cm" svg:y="9.6cm">
            <text:p text:style-name="P4"><text:span text:style-name="T4">media-overlay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34" draw:layer="layout" svg:width="3.262cm" svg:height="0.725cm" svg:x="25.891cm" svg:y="11.497cm">
            <draw:text-box>
              <text:p><text:span text:style-name="T3">spine-manifest</text:span></text:p>
            </draw:text-box>
          </draw:frame>
          <draw:frame draw:style-name="gr12" draw:text-style-name="P7" draw:id="id12" draw:layer="layout" svg:width="2.276cm" svg:height="0.725cm" svg:x="26.915cm" svg:y="11.097cm">
            <draw:text-box>
              <text:p><text:span text:style-name="T3">metadata</text:span></text:p>
            </draw:text-box>
          </draw:frame>
          <draw:frame draw:style-name="gr12" draw:text-style-name="P7" draw:id="id38" draw:layer="layout" svg:width="3.309cm" svg:height="0.725cm" svg:x="25.891cm" svg:y="10.222cm">
            <draw:text-box>
              <text:p><text:span text:style-name="T3">store-complete</text:span></text:p>
            </draw:text-box>
          </draw:frame>
          <draw:frame draw:style-name="gr12" draw:text-style-name="P5" draw:id="id35" draw:layer="layout" svg:width="2.106cm" svg:height="0.725cm" svg:x="27.085cm" svg:y="9.722cm">
            <draw:text-box>
              <text:p><text:span text:style-name="T5">manifest</text:span></text:p>
            </draw:text-box>
          </draw:frame>
          <draw:frame draw:style-name="gr3" draw:text-style-name="P7" draw:id="id17" draw:layer="layout" svg:width="3.897cm" svg:height="0.725cm" svg:x="25.3cm" svg:y="10.675cm">
            <draw:text-box>
              <text:p><text:span text:style-name="T3">resource-manifest</text:span></text:p>
            </draw:text-box>
          </draw:frame>
        </draw:g>
        <draw:connector draw:style-name="gr2" draw:text-style-name="P1" draw:layer="layout" draw:type="curve" svg:x1="29.153cm" svg:y1="11.859cm" svg:x2="36.054cm" svg:y2="10.7cm" draw:start-shape="id34" draw:start-glue-point="1" draw:end-shape="id32" draw:end-glue-point="2" svg:d="m29153 11859c4601 0 6901-386 6901-1159">
          <text:p/>
        </draw:connector>
        <draw:connector draw:style-name="gr2" draw:text-style-name="P1" draw:layer="layout" draw:type="curve" draw:line-skew="-12.642cm 2.027cm" svg:x1="29.191cm" svg:y1="10.084cm" svg:x2="57.43cm" svg:y2="10.3cm" draw:start-shape="id35" draw:start-glue-point="1" draw:end-shape="id27" draw:end-glue-point="2" svg:d="m29191 10084c664 0 553 1372 7447 2374s20792 1634 20792-2158">
          <text:p/>
        </draw:connector>
        <draw:g draw:id="id32">
          <draw:custom-shape draw:style-name="gr7" draw:text-style-name="P6" draw:layer="layout" svg:width="7cm" svg:height="2.122cm" svg:x="32.5cm" svg:y="8.578cm">
            <text:p text:style-name="P4"><text:span text:style-name="T4"/></text:p>
            <text:p text:style-name="P4"><text:span text:style-name="T4">content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16" draw:layer="layout" svg:width="2.276cm" svg:height="0.725cm" svg:x="37.324cm" svg:y="9.975cm">
            <draw:text-box>
              <text:p><text:span text:style-name="T3">metadata</text:span></text:p>
            </draw:text-box>
          </draw:frame>
          <draw:frame draw:style-name="gr12" draw:text-style-name="P7" draw:id="id30" draw:layer="layout" svg:width="3.309cm" svg:height="0.725cm" svg:x="36.3cm" svg:y="9.1cm">
            <draw:text-box>
              <text:p><text:span text:style-name="T3">store-complete</text:span></text:p>
            </draw:text-box>
          </draw:frame>
          <draw:frame draw:style-name="gr12" draw:text-style-name="P5" draw:id="id10" draw:layer="layout" svg:width="2.106cm" svg:height="0.725cm" svg:x="37.494cm" svg:y="8.6cm">
            <draw:text-box>
              <text:p><text:span text:style-name="T5">manifest</text:span></text:p>
            </draw:text-box>
          </draw:frame>
          <draw:frame draw:style-name="gr3" draw:text-style-name="P7" draw:id="id25" draw:layer="layout" svg:width="3.897cm" svg:height="0.725cm" svg:x="35.709cm" svg:y="9.553cm">
            <draw:text-box>
              <text:p><text:span text:style-name="T3">resource-manifest</text:span></text:p>
            </draw:text-box>
          </draw:frame>
        </draw:g>
        <draw:g draw:id="id7">
          <draw:custom-shape draw:style-name="gr7" draw:text-style-name="P6" draw:layer="layout" svg:width="7cm" svg:height="2.122cm" svg:x="11.5cm" svg:y="9.378cm">
            <text:p text:style-name="P4"><text:span text:style-name="T4"/></text:p>
            <text:p text:style-name="P4"><text:span text:style-name="T4">navigation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1" draw:layer="layout" svg:width="2.276cm" svg:height="0.725cm" svg:x="16.324cm" svg:y="10.775cm">
            <draw:text-box>
              <text:p><text:span text:style-name="T3">metadata</text:span></text:p>
            </draw:text-box>
          </draw:frame>
          <draw:frame draw:style-name="gr12" draw:text-style-name="P7" draw:id="id44" draw:layer="layout" svg:width="3.309cm" svg:height="0.725cm" svg:x="15.3cm" svg:y="9.9cm">
            <draw:text-box>
              <text:p><text:span text:style-name="T3">store-complete</text:span></text:p>
            </draw:text-box>
          </draw:frame>
          <draw:frame draw:style-name="gr12" draw:text-style-name="P5" draw:id="id36" draw:layer="layout" svg:width="2.106cm" svg:height="0.725cm" svg:x="16.494cm" svg:y="9.4cm">
            <draw:text-box>
              <text:p><text:span text:style-name="T5">manifest</text:span></text:p>
            </draw:text-box>
          </draw:frame>
          <draw:frame draw:style-name="gr3" draw:text-style-name="P7" draw:id="id29" draw:layer="layout" svg:width="3.897cm" svg:height="0.725cm" svg:x="14.709cm" svg:y="10.353cm">
            <draw:text-box>
              <text:p><text:span text:style-name="T3">resource-manifest</text:span></text:p>
            </draw:text-box>
          </draw:frame>
        </draw:g>
        <draw:connector draw:style-name="gr2" draw:text-style-name="P1" draw:layer="layout" draw:type="curve" draw:line-skew="-17.204cm -2.389cm" svg:x1="18.6cm" svg:y1="9.762cm" svg:x2="57.43cm" svg:y2="9.378cm" draw:start-shape="id36" draw:start-glue-point="1" draw:end-shape="id27" draw:end-glue-point="0" svg:d="m18600 9762c1765 0 1471-1637 10737-2817s28093-1902 28093 2433">
          <text:p/>
        </draw:connector>
        <draw:connector draw:style-name="gr6" draw:text-style-name="P1" draw:layer="layout" draw:type="curve" svg:x1="46cm" svg:y1="2.4cm" svg:x2="45.9cm" svg:y2="8.847cm" draw:start-shape="id37" draw:end-shape="id18" draw:end-glue-point="0" svg:d="m46000 2400c0 5674-100 2451-100 6447">
          <text:p/>
        </draw:connector>
        <draw:connector draw:style-name="gr8" draw:text-style-name="P1" draw:layer="layout" draw:type="curve" svg:x1="29.2cm" svg:y1="10.584cm" svg:x2="30.1cm" svg:y2="16.8cm" draw:start-shape="id38" draw:start-glue-point="1" draw:end-shape="id22" draw:end-glue-point="0" svg:d="m29200 10584c600 0 900 2072 900 6216">
          <text:p/>
        </draw:connector>
        <draw:connector draw:style-name="gr8" draw:text-style-name="P1" draw:layer="layout" draw:type="curve" svg:x1="72.476cm" svg:y1="10.637cm" svg:x2="73.25cm" svg:y2="12.2cm" draw:start-shape="id39" draw:start-glue-point="1" draw:end-shape="id24" draw:end-glue-point="5" svg:d="m72476 10637c516 0 774 521 774 1563">
          <text:p/>
        </draw:connector>
        <draw:g draw:id="id18">
          <draw:custom-shape draw:style-name="gr7" draw:text-style-name="P6" draw:layer="layout" svg:width="4.891cm" svg:height="1.6cm" svg:x="43.4cm" svg:y="8.847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8" draw:id="id40" draw:layer="layout" svg:width="3.309cm" svg:height="0.725cm" svg:x="45.091cm" svg:y="9.747cm">
            <draw:text-box>
              <text:p><text:span text:style-name="T6">store-complete</text:span></text:p>
            </draw:text-box>
          </draw:frame>
          <draw:frame draw:style-name="gr12" draw:text-style-name="P9" draw:id="id26" draw:layer="layout" svg:width="2.106cm" svg:height="0.725cm" svg:x="46.285cm" svg:y="9.247cm">
            <draw:text-box>
              <text:p><text:span text:style-name="T7">manifest</text:span></text:p>
            </draw:text-box>
          </draw:frame>
        </draw:g>
        <draw:connector draw:style-name="gr8" draw:text-style-name="P1" draw:layer="layout" draw:type="curve" svg:x1="48.4cm" svg:y1="10.109cm" svg:x2="49.5cm" svg:y2="13.9cm" draw:start-shape="id40" draw:start-glue-point="1" draw:end-shape="id28" draw:end-glue-point="0" svg:d="m48400 10109c734 0 1100 1263 1100 3791">
          <text:p/>
        </draw:connector>
        <draw:g draw:id="id27">
          <draw:custom-shape draw:style-name="gr7" draw:text-style-name="P6" draw:layer="layout" svg:width="4cm" svg:height="0.922cm" svg:x="55.361cm" svg:y="9.378cm">
            <text:p text:style-name="P4"><text:span text:style-name="T4">manifes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5" draw:layer="layout" svg:width="1.539cm" svg:height="0.725cm" svg:x="57.961cm" svg:y="9.478cm">
            <draw:text-box>
              <text:p><text:span text:style-name="T5">result</text:span></text:p>
            </draw:text-box>
          </draw:frame>
        </draw:g>
        <draw:g draw:id="id11">
          <draw:custom-shape draw:style-name="gr7" draw:text-style-name="P6" draw:layer="layout" svg:width="4cm" svg:height="0.922cm" svg:x="60.861cm" svg:y="9.3cm">
            <text:p text:style-name="P4"><text:span text:style-name="T4">sp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3" draw:layer="layout" svg:width="1.539cm" svg:height="0.725cm" svg:x="63.461cm" svg:y="9.4cm">
            <draw:text-box>
              <text:p><text:span text:style-name="T5">result</text:span></text:p>
            </draw:text-box>
          </draw:frame>
        </draw:g>
        <draw:g draw:id="id15">
          <draw:custom-shape draw:style-name="gr7" draw:text-style-name="P6" draw:id="id4" draw:layer="layout" svg:width="4.891cm" svg:height="1.6cm" svg:x="67.476cm" svg:y="9.375cm">
            <text:p text:style-name="P4"><text:span text:style-name="T4"/></text:p>
            <text:p text:style-name="P4"><text:span text:style-name="T4">package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8" draw:id="id39" draw:layer="layout" svg:width="3.309cm" svg:height="0.725cm" svg:x="69.167cm" svg:y="10.275cm">
            <draw:text-box>
              <text:p><text:span text:style-name="T6">store-complete</text:span></text:p>
            </draw:text-box>
          </draw:frame>
          <draw:frame draw:style-name="gr12" draw:text-style-name="P9" draw:layer="layout" svg:width="1.539cm" svg:height="0.725cm" svg:x="70.961cm" svg:y="9.775cm">
            <draw:text-box>
              <text:p><text:span text:style-name="T7">result</text:span></text:p>
            </draw:text-box>
          </draw:frame>
        </draw:g>
        <draw:g draw:id="id13">
          <draw:custom-shape draw:style-name="gr7" draw:text-style-name="P6" draw:layer="layout" svg:width="4cm" svg:height="0.922cm" svg:x="50cm" svg:y="9.4cm">
            <text:p text:style-name="P4"><text:span text:style-name="T4">metadat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14" draw:layer="layout" svg:width="1.539cm" svg:height="0.725cm" svg:x="52.6cm" svg:y="9.5cm">
            <draw:text-box>
              <text:p><text:span text:style-name="T5">result</text:span></text:p>
            </draw:text-box>
          </draw:frame>
        </draw:g>
        <draw:connector draw:style-name="gr2" draw:text-style-name="P1" draw:layer="layout" draw:type="curve" draw:line-skew="-6.769cm -0.85cm" svg:x1="39.6cm" svg:y1="8.962cm" svg:x2="57.43cm" svg:y2="9.378cm" draw:start-shape="id10" draw:start-glue-point="1" draw:end-shape="id27" draw:end-glue-point="0" svg:d="m39600 8962c1668 0 1390-468 5430-870s12400-740 12400 1286">
          <text:p/>
        </draw:connector>
        <draw:connector draw:style-name="gr2" draw:text-style-name="P1" draw:layer="layout" draw:type="curve" draw:line-skew="-33.683cm -4.539cm" svg:x1="18.6cm" svg:y1="9.762cm" svg:x2="87.25cm" svg:y2="9.078cm" draw:start-shape="id36" draw:start-glue-point="1" draw:end-shape="id21" draw:end-glue-point="0" svg:d="m18600 9762c-349 0-291-2862 16958-4923s51692-3321 51692 4239">
          <text:p/>
        </draw:connector>
        <draw:connector draw:style-name="gr2" draw:text-style-name="P1" draw:layer="layout" draw:type="curve" draw:line-skew="-27.677cm -3.793cm" svg:x1="29.191cm" svg:y1="10.084cm" svg:x2="87.25cm" svg:y2="9.078cm" draw:start-shape="id35" draw:start-glue-point="1" draw:end-shape="id21" draw:end-glue-point="0" svg:d="m29191 10084c717 0 597-2650 14933-4512s43126-2935 43126 3506">
          <text:p/>
        </draw:connector>
        <draw:connector draw:style-name="gr2" draw:text-style-name="P1" draw:layer="layout" draw:type="curve" draw:line-skew="-22.609cm -2.216cm" svg:x1="39.6cm" svg:y1="8.962cm" svg:x2="87.25cm" svg:y2="9.078cm" draw:start-shape="id10" draw:start-glue-point="1" draw:end-shape="id21" draw:end-glue-point="0" svg:d="m39600 8962c511 0 426-1301 12210-2291s35440-1668 35440 2407">
          <text:p/>
        </draw:connector>
        <draw:connector draw:style-name="gr2" draw:text-style-name="P1" draw:layer="layout" draw:type="curve" draw:line-skew="-18.189cm -1.586cm" svg:x1="48.4cm" svg:y1="9.659cm" svg:x2="87.25cm" svg:y2="9.078cm" draw:start-shape="id18" draw:start-glue-point="1" draw:end-shape="id21" draw:end-glue-point="0" svg:d="m48400 9659c541 0 451-1334 10028-2262s28822-1449 28822 1681">
          <text:p/>
        </draw:connector>
        <draw:custom-shape draw:style-name="gr4" draw:text-style-name="P1" draw:id="id42" draw:layer="layout" svg:width="0.5cm" svg:height="1cm" svg:x="90cm" svg:y="17cm">
          <text:p text:style-name="P1"/>
          <text:p text:style-name="P1"/>
          <text:p text:style-name="P1"><text:span text:style-name="T3">container.xml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43" draw:layer="layout" svg:width="0.5cm" svg:height="1cm" svg:x="87.5cm" svg:y="17cm">
          <text:p text:style-name="P1"/>
          <text:p text:style-name="P1"/>
          <text:p text:style-name="P1"><text:span text:style-name="T3">manif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1" draw:layer="layout" draw:type="curve" svg:x1="89cm" svg:y1="9.539cm" svg:x2="95.25cm" svg:y2="18cm" draw:start-shape="id21" draw:start-glue-point="1" draw:end-shape="id41" draw:end-glue-point="5" svg:d="m89000 9539c4167 0 6250 2820 6250 8461">
          <text:p/>
        </draw:connector>
        <draw:connector draw:style-name="gr8" draw:text-style-name="P1" draw:layer="layout" draw:type="curve" svg:x1="89cm" svg:y1="9.539cm" svg:x2="90.25cm" svg:y2="17cm" draw:start-shape="id21" draw:start-glue-point="1" draw:end-shape="id42" draw:end-glue-point="5" svg:d="m89000 9539c834 0 1250 2487 1250 7461">
          <text:p/>
        </draw:connector>
        <draw:connector draw:style-name="gr8" draw:text-style-name="P1" draw:layer="layout" draw:type="curve" svg:x1="89cm" svg:y1="9.539cm" svg:x2="87.75cm" svg:y2="17cm" draw:start-shape="id21" draw:start-glue-point="1" draw:end-shape="id43" draw:end-glue-point="5" svg:d="m89000 9539c751 0 626 1981 126 2534s-1376-323-1376 4927">
          <text:p/>
        </draw:connector>
        <draw:connector draw:style-name="gr1" draw:text-style-name="P1" draw:layer="layout" draw:type="curve" draw:line-skew="-6.769cm 1.507cm" svg:x1="18.6cm" svg:y1="11.137cm" svg:x2="36.054cm" svg:y2="10.7cm" draw:start-shape="id1" draw:start-glue-point="1" draw:end-shape="id32" draw:end-glue-point="2" svg:d="m18600 11137c271 0 226 786 4521 1430s12933 1145 12933-1867">
          <text:p/>
        </draw:connector>
        <draw:connector draw:style-name="gr8" draw:text-style-name="P1" draw:layer="layout" draw:type="curve" svg:x1="18.609cm" svg:y1="10.262cm" svg:x2="20.25cm" svg:y2="18.3cm" draw:start-shape="id44" draw:start-glue-point="1" draw:end-shape="id23" draw:end-glue-point="5" svg:d="m18609 10262c1094 0 1641 2679 1641 8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3-18T16:56:16</dc:date>
    <dc:creator>Jostein Jacobsen</dc:creator>
    <meta:editing-duration>PT16H02M55S</meta:editing-duration>
    <meta:editing-cycles>142</meta:editing-cycles>
    <meta:generator>OpenOffice.org/3.2$Unix OpenOffice.org_project/320m19$Build-9505</meta:generator>
    <meta:printed-by>Jostein Jacobsen</meta:printed-by>
    <meta:print-date>2011-03-18T10:57:51</meta:print-date>
    <meta:document-statistic meta:object-count="115"/>
  </office:meta>
</office:document-meta>
</file>